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30b" officeooo:paragraph-rsid="000be30b"/>
    </style:style>
    <style:style style:name="P2" style:family="paragraph" style:parent-style-name="Standard">
      <style:paragraph-properties fo:text-align="center" style:justify-single-word="false"/>
      <style:text-properties fo:font-size="14pt" officeooo:rsid="000be30b" officeooo:paragraph-rsid="000be30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e6179" officeooo:paragraph-rsid="000e617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be30b" officeooo:paragraph-rsid="000be30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e30b" officeooo:paragraph-rsid="000d6ac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d6ac3" officeooo:paragraph-rsid="000d6ac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db3a8" officeooo:paragraph-rsid="000db3a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e30b" officeooo:paragraph-rsid="000be30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0d496" officeooo:paragraph-rsid="0010d49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0fc463"/>
    </style:style>
    <style:style style:name="T1" style:family="text">
      <style:text-properties officeooo:rsid="000d6ac3"/>
    </style:style>
    <style:style style:name="T2" style:family="text">
      <style:text-properties officeooo:rsid="000fc463"/>
    </style:style>
    <style:style style:name="T3" style:family="text">
      <style:text-properties fo:font-size="12pt" officeooo:rsid="000be30b" style:font-size-asian="10.5pt" style:font-size-complex="12pt"/>
    </style:style>
    <style:style style:name="T4" style:family="text">
      <style:text-properties fo:font-size="12pt" officeooo:rsid="000fc46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11/2016</text:p>
      <text:p text:style-name="P2">Projet K<text:span text:style-name="T2">I</text:span>TE: MANTA 3</text:p>
      <text:p text:style-name="P2">Demande de subvention de l’école d’un montant de <text:span text:style-name="T2">513</text:span>€</text:p>
      <text:p text:style-name="P3">Version 2.0</text:p>
      <text:p text:style-name="P2"/>
      <text:p text:style-name="P4"/>
      <text:p text:style-name="P4"><text:tab/>Dans le cadre de notre projet K<text:span text:style-name="T2">I</text:span>TE MANTA 3 nous vous faisons parvenir une demande de subvention afin d’acheter le matériel suivant:</text:p>
      <text:p text:style-name="P4"/>
      <text:p text:style-name="P4"><text:tab/><text:tab/><text:tab/><text:tab/></text:p>
      <text:p text:style-name="P10"><text:span text:style-name="T3"><text:tab/><text:tab/><text:tab/>-</text:span><text:span text:style-name="T4">ordinateur </text:span>FiTPC4/4GB/120GB SSD/Linux : <text:span text:style-name="T2">513€</text:span><text:span text:style-name="T3"><text:tab/><text:tab/><text:tab/><text:tab/><text:tab/><text:tab/><text:tab/><text:tab/><text:tab/><text:tab/><text:tab/><text:tab/><text:tab/></text:span></text:p>
      <text:p text:style-name="P4"/>
      <text:p text:style-name="P4"><text:tab/>Suite aux retours de l’équipe de MANTA 2 ayant travaillé sur le projet l’an dernier, nous nous voyons dans l’obligation de nous procurer un nouvel ordinateur embarqué. En effet, celui utilisé jusqu’à présent ( une Raspberry Pi 2 ), est un modèle low cost qui manque drastiquement de puissance pour effectuer les tâches désirées ( intégration des différents capteurs présent dans l’architecture du drone, contrôle autonome de la trajectoire du drone.. ). Ce manque de puissance a posé plusieurs problèmes à l’équipe de l’année dernière qui n’a donc pas pu aboutir sur un prototype viable.</text:p>
      <text:p text:style-name="P9"/>
      <text:p text:style-name="P9">Veuillez trouver en pièce jointe le devis pour cet élément.</text:p>
      <text:p text:style-name="P6"/>
      <text:p text:style-name="P7">Je vous remercie de prendre notre demande en considération,</text:p>
      <text:p text:style-name="P7"/>
      <text:p text:style-name="P7">Bertrand de Chivré – Responsable système embarqué MANTA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6:49:25.896353753</meta:creation-date>
    <dc:date>2016-11-17T17:37:47.817847357</dc:date>
    <meta:editing-duration>P2DT55M54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165" meta:character-count="1054" meta:non-whitespace-character-count="876"/>
  </office:meta>
</office:document-meta>
</file>